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style:text-underline-style="solid" style:text-underline-width="auto" style:text-underline-color="font-color"/>
    </style:style>
    <style:style style:name="P4" style:family="paragraph" style:parent-style-name="Standard">
      <style:paragraph-properties fo:margin-top="0.199cm" fo:margin-bottom="0cm"/>
      <style:text-properties fo:font-style="normal" style:text-underline-style="none" fo:background-color="transparent"/>
    </style:style>
    <style:style style:name="P5"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6" style:family="paragraph" style:parent-style-name="Heading_20_3">
      <style:paragraph-properties fo:margin-top="0.199cm" fo:margin-bottom="0cm"/>
      <style:text-properties fo:background-color="transparent"/>
    </style:style>
    <style:style style:name="P7" style:family="paragraph" style:parent-style-name="Heading_20_3">
      <style:paragraph-properties fo:margin-top="0.199cm" fo:margin-bottom="0cm" fo:text-align="start" style:justify-single-word="false"/>
      <style:text-properties fo:color="#000000" fo:background-color="transparent"/>
    </style:style>
    <style:style style:name="P8" style:family="paragraph" style:parent-style-name="Heading_20_2">
      <style:paragraph-properties fo:margin-top="0.199cm" fo:margin-bottom="0cm"/>
      <style:text-properties fo:background-color="transparent"/>
    </style:style>
    <style:style style:name="P9" style:family="paragraph" style:parent-style-name="Standard">
      <style:text-properties fo:background-color="transparent"/>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fo:background-color="transparent"/>
    </style:style>
    <style:style style:name="P12" style:family="paragraph" style:parent-style-name="Standard">
      <style:text-properties style:text-underline-style="none"/>
    </style:style>
    <style:style style:name="P13" style:family="paragraph" style:parent-style-name="Standard">
      <style:text-properties style:text-underline-style="none" fo:background-color="transparent"/>
    </style:style>
    <style:style style:name="P14" style:family="paragraph" style:parent-style-name="Text_20_body">
      <style:text-properties fo:background-color="transparent"/>
    </style:style>
    <style:style style:name="P15" style:family="paragraph" style:parent-style-name="Heading_20_4">
      <style:text-properties style:text-underline-style="none" fo:background-color="transparent"/>
    </style:style>
    <style:style style:name="P16" style:family="paragraph" style:parent-style-name="Standard" style:list-style-name="L5"/>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6"/>
    <style:style style:name="P22" style:family="paragraph" style:parent-style-name="Standard" style:list-style-name="L6"/>
    <style:style style:name="P23" style:family="paragraph" style:parent-style-name="Standard" style:list-style-name="L6"/>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style:text-underline-style="none" fo:background-color="transparent"/>
    </style:style>
    <style:style style:name="P27" style:family="paragraph" style:parent-style-name="Standard" style:list-style-name="L11">
      <style:text-properties style:text-underline-style="none" fo:background-color="transparent"/>
    </style:style>
    <style:style style:name="P28" style:family="paragraph" style:parent-style-name="Standard" style:list-style-name="L11">
      <style:text-properties style:text-underline-style="none" fo:background-color="transparent"/>
    </style:style>
    <style:style style:name="P29" style:family="paragraph" style:parent-style-name="Standard" style:list-style-name="L11">
      <style:text-properties style:text-underline-style="none" fo:background-color="transparent"/>
    </style:style>
    <style:style style:name="P30" style:family="paragraph" style:parent-style-name="Standard">
      <style:text-properties fo:background-color="transparent"/>
    </style:style>
    <style:style style:name="P31" style:family="paragraph" style:parent-style-name="Standard" style:list-style-name="L1">
      <style:paragraph-properties fo:margin-top="0.199cm" fo:margin-bottom="0cm"/>
      <style:text-properties fo:background-color="transparent"/>
    </style:style>
    <style:style style:name="P32" style:family="paragraph" style:parent-style-name="Standard" style:list-style-name="L1">
      <style:paragraph-properties fo:margin-top="0.199cm" fo:margin-bottom="0cm"/>
      <style:text-properties fo:background-color="transparent"/>
    </style:style>
    <style:style style:name="P33" style:family="paragraph" style:parent-style-name="Standard" style:list-style-name="L1">
      <style:paragraph-properties fo:margin-top="0.199cm" fo:margin-bottom="0cm"/>
      <style:text-properties fo:background-color="transparent"/>
    </style:style>
    <style:style style:name="P34" style:family="paragraph" style:parent-style-name="Standard" style:list-style-name="L2">
      <style:paragraph-properties fo:margin-top="0.199cm" fo:margin-bottom="0cm"/>
      <style:text-properties fo:background-color="transparent"/>
    </style:style>
    <style:style style:name="P35" style:family="paragraph" style:parent-style-name="Standard" style:list-style-name="L2">
      <style:paragraph-properties fo:margin-top="0.199cm" fo:margin-bottom="0cm"/>
      <style:text-properties fo:background-color="transparent"/>
    </style:style>
    <style:style style:name="P36" style:family="paragraph" style:parent-style-name="Standard" style:list-style-name="L2">
      <style:paragraph-properties fo:margin-top="0.199cm" fo:margin-bottom="0cm"/>
      <style:text-properties fo:background-color="transparent"/>
    </style:style>
    <style:style style:name="P37" style:family="paragraph" style:parent-style-name="Standard" style:list-style-name="L2">
      <style:paragraph-properties fo:margin-top="0.199cm" fo:margin-bottom="0cm"/>
      <style:text-properties fo:background-color="transparent"/>
    </style:style>
    <style:style style:name="P38" style:family="paragraph" style:parent-style-name="Standard" style:list-style-name="L3">
      <style:paragraph-properties fo:margin-top="0.199cm" fo:margin-bottom="0cm"/>
      <style:text-properties fo:background-color="transparent"/>
    </style:style>
    <style:style style:name="P39" style:family="paragraph" style:parent-style-name="Standard" style:list-style-name="L3">
      <style:paragraph-properties fo:margin-top="0.199cm" fo:margin-bottom="0cm"/>
      <style:text-properties fo:background-color="transparent"/>
    </style:style>
    <style:style style:name="P40" style:family="paragraph" style:parent-style-name="Standard" style:list-style-name="L3">
      <style:paragraph-properties fo:margin-top="0.199cm" fo:margin-bottom="0cm"/>
      <style:text-properties fo:background-color="transparent"/>
    </style:style>
    <style:style style:name="P41" style:family="paragraph" style:parent-style-name="Standard" style:list-style-name="L4">
      <style:paragraph-properties fo:margin-top="0.199cm" fo:margin-bottom="0cm"/>
      <style:text-properties fo:background-color="transparent"/>
    </style:style>
    <style:style style:name="P42" style:family="paragraph" style:parent-style-name="Standard" style:list-style-name="L4">
      <style:paragraph-properties fo:margin-top="0.199cm" fo:margin-bottom="0cm"/>
      <style:text-properties fo:background-color="transparent"/>
    </style:style>
    <style:style style:name="P43" style:family="paragraph" style:parent-style-name="Standard" style:list-style-name="L4">
      <style:paragraph-properties fo:margin-top="0.199cm" fo:margin-bottom="0cm"/>
      <style:text-properties fo:background-color="transparent"/>
    </style:style>
    <style:style style:name="P44" style:family="paragraph" style:parent-style-name="Standard" style:list-style-name="L4">
      <style:paragraph-properties fo:margin-top="0.199cm" fo:margin-bottom="0cm"/>
      <style:text-properties fo:background-color="transparent"/>
    </style:style>
    <style:style style:name="P45" style:family="paragraph" style:parent-style-name="Standard" style:list-style-name="L4">
      <style:paragraph-properties fo:margin-top="0.199cm" fo:margin-bottom="0cm"/>
      <style:text-properties fo:background-color="transparent"/>
    </style:style>
    <style:style style:name="P46" style:family="paragraph" style:parent-style-name="Standard">
      <style:paragraph-properties fo:margin-top="0.199cm" fo:margin-bottom="0cm"/>
      <style:text-properties fo:font-style="normal" style:text-underline-style="none" fo:background-color="transparent"/>
    </style:style>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7">
      <style:paragraph-properties fo:margin-top="0cm" fo:margin-bottom="0cm"/>
    </style:style>
    <style:style style:name="P52" style:family="paragraph" style:parent-style-name="Text_20_body" style:list-style-name="L7">
      <style:paragraph-properties fo:margin-top="0cm" fo:margin-bottom="0cm"/>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31">faire "à propos des auteurs"</text:p>
        </text:list-item>
        <text:list-item>
          <text:p text:style-name="P31">faire section Java</text:p>
        </text:list-item>
        <text:list-item>
          <text:p text:style-name="P31">faire section C++</text:p>
        </text:list-item>
      </text:list>
      <text:p text:style-name="P2">&lt;&lt;/TODO&gt;&gt;</text:p>
      <text:p text:style-name="P2">&lt;&lt;AUTOR&gt;&gt;</text:p>
      <text:p text:style-name="P2">François Déchelle, Eric Viara</text:p>
      <text:p text:style-name="P2">&lt;&lt;/AUTOR&gt;&gt;</text:p>
      <text:p text:style-name="P2">&lt;&lt;TITRE&gt;&gt;</text:p>
      <text:h text:style-name="P5"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6" text:outline-level="3">Cet article explique...</text:h>
      <text:list text:style-name="L2">
        <text:list-item>
          <text:p text:style-name="P34"><text:tab/>Ce que sont les bases de données objets,</text:p>
        </text:list-item>
        <text:list-item>
          <text:p text:style-name="P34"><text:tab/>Comment compiler et installer EyeDB,</text:p>
        </text:list-item>
        <text:list-item>
          <text:p text:style-name="P34"><text:tab/>Comment créer et utiliser une base EyeDB,</text:p>
        </text:list-item>
        <text:list-item>
          <text:p text:style-name="P34"><text:tab/>Comment développer avec EyeDB en Java ou en C++.</text:p>
        </text:list-item>
      </text:list>
      <text:h text:style-name="P6" text:outline-level="3">Ce qu'il faut savoir...</text:h>
      <text:list text:style-name="L3">
        <text:list-item>
          <text:p text:style-name="P38"><text:tab/>Des connaissances minimales en bases de données,</text:p>
        </text:list-item>
        <text:list-item>
          <text:p text:style-name="P38"><text:tab/>Les principes de base de la conception objet (héritage, relations, polymorphisme...).</text:p>
        </text:list-item>
        <text:list-item>
          <text:p text:style-name="P38"><text:tab/>Compiler et installer un logiciel fourni sous forme de code source.</text:p>
        </text:list-item>
      </text:list>
      <text:p text:style-name="P2">&lt;&lt;/RAMKA&gt;&gt;</text:p>
      <text:p text:style-name="P2">&lt;&lt;RAMKA&gt;&gt;</text:p>
      <text:h text:style-name="P7" text:outline-level="3">À propos des auteurs</text:h>
      <text:p text:style-name="Standard">...</text:p>
      <text:p text:style-name="P9">&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8"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41">compilateur C++</text:p>
        </text:list-item>
        <text:list-item>
          <text:p text:style-name="P41">analyseur lexical <text:span text:style-name="T1">flex</text:span></text:p>
        </text:list-item>
        <text:list-item>
          <text:p text:style-name="P41">analyseur syntaxique <text:span text:style-name="T1">bison</text:span></text:p>
        </text:list-item>
        <text:list-item>
          <text:p text:style-name="P41">Java Development Kit</text:p>
        </text:list-item>
        <text:list-item>
          <text:p text:style-name="P41">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0">$HOME/eyedb/install/share/eyedb/tools/eyedb-post-install.sh</text:p>
      <text:p text:style-name="Standard">Une fois ce script exécuté, votre installation de EyeDB est opérationnelle. Vous pouvez la tester en lançant le serveur: </text:p>
      <text:p text:style-name="P10">$HOME/eyedb/install/sbin/eyedbctl start</text:p>
      <text:p text:style-name="Standard">Le message suivant doit s'afficher:</text:p>
      <text:p text:style-name="P10">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6"><text:span text:style-name="T2">eyedbctl start</text:span> pour démarrer le serveur,</text:p>
        </text:list-item>
        <text:list-item>
          <text:p text:style-name="P16"><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9">&lt;&lt;LISTING&gt;&gt;</text:p>
      <text:p text:style-name="P9">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10">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0">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8">un cours est caractérisé par un titre et une description</text:p>
        </text:list-item>
        <text:list-item>
          <text:p text:style-name="P18">un étudiant est caractérisé par un prénom, un nom et une année d'étude</text:p>
        </text:list-item>
        <text:list-item>
          <text:p text:style-name="P18">un professeur est caractérisé par un prénom et un nom</text:p>
        </text:list-item>
        <text:list-item>
          <text:p text:style-name="P18">un professeur est chargé d'un ou plusieurs cours</text:p>
        </text:list-item>
        <text:list-item>
          <text:p text:style-name="P18">un étudiant est inscrit à un ou plusieurs cours</text:p>
        </text:list-item>
        <text:list-item>
          <text:p text:style-name="P18">un cours a un seul professeur</text:p>
        </text:list-item>
      </text:list>
      <text:p text:style-name="P14">&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51">les attributs des différentes classes: firstname, lastname, begin_year, title, description,</text:p>
        </text:list-item>
        <text:list-item>
          <text:p text:style-name="P51">une super-classe Person qui factorise les attributs firsname et lastname des classes Student et Teacher,</text:p>
        </text:list-item>
        <text:list-item>
          <text:p text:style-name="P51">une relation entre Student et Course, représentant les cours auxquels un étudiant est inscrit</text:p>
        </text:list-item>
        <text:list-item>
          <text:p text:style-name="P51">une relation entre Teacher et Course représentant les cours dont un professeur est chargé.</text:p>
        </text:list-item>
      </text:list>
      <text:p text:style-name="P2">&lt;&lt;LISTING lang=JAVA&gt;&gt;</text:p>
      <text:p text:style-name="P9">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7">le mot clé <text:span text:style-name="T2">extends</text:span> indique que les classes Student et Teacher héritent de la classe Personne,</text:p>
        </text:list-item>
        <text:list-item>
          <text:p text:style-name="P47"><text:soft-page-break/>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7">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7">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10">eyedbodl -d linuxplus -u linuxplus.odl</text:p>
      <text:p text:style-name="P12">Vérifiez que la mise à jour du schéma a correctement fonctionné en affichant ce schéma avec la commande :</text:p>
      <text:p text:style-name="P10">eyedbodl -d linuxplus –gencode=ODL</text:p>
      <text:p text:style-name="P12">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10">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9">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9">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4">la commande <text:span text:style-name="T2">\print</text:span> affiche le dernier objet manipulé, comme dans :</text:p>
        </text:list-item>
      </text:list>
      <text:p text:style-name="P10">? eric_viara;<text:line-break/>= 2634.5.228915:oid<text:line-break/>? \print<text:line-break/>Teacher {2634.5.228915:oid} = { <text:line-break/> <text:s text:c="7"/>firstname = "Eric";<text:line-break/> <text:s text:c="7"/>lastname = "Viara";</text:p>
      <text:list text:style-name="L10">
        <text:list-item>
          <text:p text:style-name="P25">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select Student.firstname = "John"; </text:p>
      <text:p text:style-name="P1">Pour modifier un objet, vous pouvez chercher l'objet et le stocker dans un variable, puis le modifier:</text:p>
      <text:p text:style-name="P3">?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 (select Student.firstname = "John").firstname := "Mark";</text:p>
      <text:p text:style-name="P1">Le listing 5 donne des exemples complets de recherche d'objets avec OQL.</text:p>
      <text:p text:style-name="Standard">&lt;&lt;LISTING lang=SQL&gt;&gt;</text:p>
      <text:p text:style-name="P9">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10">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10">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15" text:outline-level="4">Ecrire un programme Java utilisant les classes EyeDB</text:h>
      <text:p text:style-name="P13">Le listing 6 donne un programme Java simple qui utilise une base EyeDB, crée quelques objets et les stocke dans la base, de manière similaire au code OQL donné dans les listings 3 et 4. Ce programme utilise la <text:soft-page-break/>bibliothèque Java que vous avez compilée à partir du schéma ODL de la base. Quelques commentaires sur ce programme Java:</text:p>
      <text:list text:style-name="L11">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text:span text:style-name="T2">set</text:span> </text:p>
        </text:list-item>
      </text:list>
      <text:p text:style-name="P13">&lt;&lt;LISTING lang=Java&gt;&gt;</text:p>
      <text:p text:style-name="P9">Listing 6. Un programme Java simple utilisant une base EyeDB</text:p>
      <text:p text:style-name="P13">import linuxplus.*;</text:p>
      <text:p text:style-name="P13"/>
      <text:p text:style-name="P13">class Test {</text:p>
      <text:p text:style-name="P13"><text:s text:c="4"/>public static void main( String[] args)</text:p>
      <text:p text:style-name="P13"><text:s text:c="4"/>{</text:p>
      <text:p text:style-name="P13"><text:s text:c="6"/>try {</text:p>
      <text:p text:style-name="P13"><text:s text:c="10"/>// Initialisation du package 'eyedb'</text:p>
      <text:p text:style-name="P13"><text:s text:c="10"/>org.eyedb.Root.init("Test", args);</text:p>
      <text:p text:style-name="P13"><text:s text:c="5"/></text:p>
      <text:p text:style-name="P13"><text:s text:c="10"/>// Initialisation du package 'linuxplus'</text:p>
      <text:p text:style-name="P13"><text:s text:c="10"/>linuxplus.Database.init();</text:p>
      <text:p text:style-name="P13"/>
      <text:p text:style-name="P13"><text:s text:c="10"/>// Ouverture de la base "linuxplus"</text:p>
      <text:p text:style-name="P13"><text:s text:c="10"/>linuxplus.Database db = new linuxplus.Database("linuxplus");</text:p>
      <text:p text:style-name="P13"><text:s text:c="10"/>org.eyedb.Connection conn = new org.eyedb.Connection();</text:p>
      <text:p text:style-name="P13"><text:s text:c="10"/>db.open(conn, org.eyedb.Database.DBRW);</text:p>
      <text:p text:style-name="P13"/>
      <text:p text:style-name="P13"><text:s text:c="10"/>// Ouverture d'une transaction</text:p>
      <text:p text:style-name="P13"><text:s text:c="10"/>db.transactionBegin();</text:p>
      <text:p text:style-name="P13"/>
      <text:p text:style-name="P13"><text:s text:c="10"/>// Creation d'objets</text:p>
      <text:p text:style-name="P13"><text:s text:c="10"/>Course oodbms = new Course( db);</text:p>
      <text:p text:style-name="P13"><text:s text:c="10"/>oodbms.setTitle( "OODBMS");</text:p>
      <text:p text:style-name="P13"><text:s text:c="10"/>oodbms.setDescription( "Object database management systems"); </text:p>
      <text:p text:style-name="P13"/>
      <text:p text:style-name="P13"><text:s text:c="10"/>Student john_harris = new Student( db);</text:p>
      <text:p text:style-name="P13"><text:s text:c="10"/>john_harris.setFirstname( "John");</text:p>
      <text:p text:style-name="P13"><text:s text:c="10"/>john_harris.setLastname( "Harris");</text:p>
      <text:p text:style-name="P13"><text:s text:c="10"/>john_harris.setBeginYear( (short)2002); </text:p>
      <text:p text:style-name="P13"/>
      <text:p text:style-name="P13"><text:s text:c="10"/>Teacher eric_viara = new Teacher( db);</text:p>
      <text:p text:style-name="P13"><text:s text:c="10"/>eric_viara.setFirstname( "Eric");</text:p>
      <text:p text:style-name="P13"><text:s text:c="10"/>eric_viara.setLastname( "Viara");</text:p>
      <text:p text:style-name="P13"/>
      <text:p text:style-name="P13"><text:s text:c="10"/>oodbms.setTeacher( eric_viara); </text:p>
      <text:p text:style-name="P13"/>
      <text:p text:style-name="P13"><text:s text:c="10"/>john_harris.addToCoursesColl(oodbms);</text:p>
      <text:p text:style-name="P13"/>
      <text:p text:style-name="P13"><text:s text:c="10"/>// Ecriture des objets dans la base</text:p>
      <text:p text:style-name="P13"><text:s text:c="10"/>oodbms.store(org.eyedb.RecMode.FullRecurs);</text:p>
      <text:p text:style-name="P13"><text:soft-page-break/><text:s text:c="10"/>eric_viara.store(org.eyedb.RecMode.FullRecurs);</text:p>
      <text:p text:style-name="P13"><text:s text:c="10"/>john_harris.store(org.eyedb.RecMode.FullRecurs);</text:p>
      <text:p text:style-name="P13"/>
      <text:p text:style-name="P13"><text:s text:c="10"/>// Affichage d'un objet</text:p>
      <text:p text:style-name="P13"><text:s text:c="10"/>oodbms.trace();</text:p>
      <text:p text:style-name="P13"/>
      <text:p text:style-name="P13"><text:s text:c="10"/>// Fin de la transaction</text:p>
      <text:p text:style-name="P13"><text:s text:c="10"/>db.transactionCommit();</text:p>
      <text:p text:style-name="P13"><text:s text:c="6"/>}</text:p>
      <text:p text:style-name="P13"><text:s text:c="6"/>catch(org.eyedb.Exception e) {</text:p>
      <text:p text:style-name="P13"><text:s text:c="10"/>e.printStackTrace();</text:p>
      <text:p text:style-name="P13"><text:s text:c="6"/>}</text:p>
      <text:p text:style-name="P13"><text:s text:c="4"/>}</text:p>
      <text:p text:style-name="P13">}</text:p>
      <text:p text:style-name="P13">&lt;&lt;/LISTING&gt;&gt;</text:p>
      <text:p text:style-name="P13">Sauvegardez ce code dans un fichier Test.java, que vous pouvez ensuite compiler avec la commande :</text:p>
      <text:p text:style-name="P11">javac -cp $HOME/eyedb/install/lib/eyedb/java/eyedb.jar:. Test.java</text:p>
      <text:p text:style-name="P13">et exécuter avec la commande :</text:p>
      <text:p text:style-name="P11">java -cp $HOME/eyedb/install/lib/eyedb/java/eyedb.jar:. Test –user=XXX</text:p>
      <text:p text:style-name="P13">en remplaçant XXX par votre nom d'utilisateur Unix.</text:p>
      <text:h text:style-name="Heading_20_2" text:outline-level="2">Développer en C++ avec EyeDB</text:h>
      <text:p text:style-name="P1">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2">eyedbodl</text:span> avec l'option <text:span text:style-name="T2">–gencode=C++</text:span> :</text:p>
      <text:p text:style-name="P10">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P4"/>
      <text:p text:style-name="P4">&lt;&lt;LISTING lang=C++&gt;&gt;</text:p>
      <text:p text:style-name="P9">Listing 7. Un programme C++ simple utilisant une base EyeDB</text:p>
      <text:p text:style-name="P4">#include &lt;iostream&gt;</text:p>
      <text:p text:style-name="P4">#include "linuxplus.h"</text:p>
      <text:p text:style-name="P4"/>
      <text:p text:style-name="P4">int main(int argc, char *argv[])</text:p>
      <text:p text:style-name="P4"><text:soft-page-break/>{</text:p>
      <text:p text:style-name="P4"><text:s text:c="2"/>linuxplus initializer(argc, argv);</text:p>
      <text:p text:style-name="P4"/>
      <text:p text:style-name="P4"><text:s text:c="2"/>eyedb::Exception::setMode(eyedb::Exception::ExceptionMode);</text:p>
      <text:p text:style-name="P4"/>
      <text:p text:style-name="P4"><text:s text:c="2"/>try {</text:p>
      <text:p text:style-name="P4"><text:s text:c="4"/>eyedb::Connection conn(true);</text:p>
      <text:p text:style-name="P4"/>
      <text:p text:style-name="P4"><text:s text:c="4"/>// Ouverture de la base "linuxplus"</text:p>
      <text:p text:style-name="P4"><text:s text:c="4"/>linuxplusDatabase *db = new linuxplusDatabase(&amp;conn, "linuxplus", eyedb::Database::DBRW);</text:p>
      <text:p text:style-name="P4"/>
      <text:p text:style-name="P4"><text:s text:c="4"/>// Ouverture d'une transaction</text:p>
      <text:p text:style-name="P4"><text:s text:c="4"/>db-&gt;transactionBegin();</text:p>
      <text:p text:style-name="P4"/>
      <text:p text:style-name="P4"><text:s text:c="4"/>// Creation d'objets</text:p>
      <text:p text:style-name="P4"><text:s text:c="4"/>Course *oodbms = new Course( db);</text:p>
      <text:p text:style-name="P4"><text:s text:c="4"/>oodbms-&gt;setTitle( "OODBMS");</text:p>
      <text:p text:style-name="P4"><text:s text:c="4"/>oodbms-&gt;setDescription( "Object database management systems"); </text:p>
      <text:p text:style-name="P4"/>
      <text:p text:style-name="P4"><text:s text:c="4"/>Student *john_harris = new Student( db);</text:p>
      <text:p text:style-name="P4"><text:s text:c="4"/>john_harris-&gt;setFirstname( "John");</text:p>
      <text:p text:style-name="P4"><text:s text:c="4"/>john_harris-&gt;setLastname( "Harris");</text:p>
      <text:p text:style-name="P4"><text:s text:c="4"/>john_harris-&gt;setBeginYear( (short)2002); </text:p>
      <text:p text:style-name="P4"/>
      <text:p text:style-name="P4"><text:s text:c="4"/>Teacher *eric_viara = new Teacher( db);</text:p>
      <text:p text:style-name="P4"><text:s text:c="4"/>eric_viara-&gt;setFirstname( "Eric");</text:p>
      <text:p text:style-name="P4"><text:s text:c="4"/>eric_viara-&gt;setLastname( "Viara");</text:p>
      <text:p text:style-name="P4"/>
      <text:p text:style-name="P4"><text:s text:c="4"/>oodbms-&gt;setTeacher( eric_viara); </text:p>
      <text:p text:style-name="P4"/>
      <text:p text:style-name="P4"><text:s text:c="4"/>john_harris-&gt;addToCoursesColl(oodbms);</text:p>
      <text:p text:style-name="P4"/>
      <text:p text:style-name="P4"><text:s text:c="4"/>// Ecriture des objets dans la base</text:p>
      <text:p text:style-name="P4"><text:s text:c="4"/>oodbms-&gt;store(eyedb::RecMode::FullRecurs);</text:p>
      <text:p text:style-name="P4"><text:soft-page-break/><text:s text:c="4"/>eric_viara-&gt;store(eyedb::RecMode::FullRecurs);</text:p>
      <text:p text:style-name="P4"><text:s text:c="4"/>john_harris-&gt;store(eyedb::RecMode::FullRecurs);</text:p>
      <text:p text:style-name="P4"/>
      <text:p text:style-name="P4"><text:s text:c="4"/>eric_viara-&gt;trace();</text:p>
      <text:p text:style-name="P4"><text:s text:c="4"/>oodbms-&gt;trace();</text:p>
      <text:p text:style-name="P4"><text:s text:c="4"/>john_harris-&gt;trace();</text:p>
      <text:p text:style-name="P4"/>
      <text:p text:style-name="P4"><text:s text:c="4"/>// Fin de la transaction</text:p>
      <text:p text:style-name="P4"><text:s text:c="4"/>db-&gt;transactionCommit();</text:p>
      <text:p text:style-name="P4"/>
      <text:p text:style-name="P4"><text:s text:c="4"/>db-&gt;close();</text:p>
      <text:p text:style-name="P4"><text:s text:c="2"/>}</text:p>
      <text:p text:style-name="P4"><text:s text:c="2"/>catch(eyedb::Exception &amp;e) {</text:p>
      <text:p text:style-name="P4"><text:s text:c="4"/>std::cerr &lt;&lt; e &lt;&lt; std::endl;</text:p>
      <text:p text:style-name="P4"><text:s text:c="4"/>return 1;</text:p>
      <text:p text:style-name="P4"><text:s text:c="2"/>}</text:p>
      <text:p text:style-name="P4"/>
      <text:p text:style-name="P4"><text:s text:c="2"/>return 0;</text:p>
      <text:p text:style-name="P4">}</text:p>
      <text:p text:style-name="P4">&lt;&lt;/LISTING&gt;&g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18:01:44</dc:date>
    <meta:print-date>2003-07-10T16:14:58</meta:print-date>
    <meta:editing-cycles>600</meta:editing-cycles>
    <meta:editing-duration>P1DT1H44M10S</meta:editing-duration>
    <meta:user-defined meta:name="Info 1"/>
    <meta:user-defined meta:name="Info 2"/>
    <meta:user-defined meta:name="Info 3"/>
    <meta:user-defined meta:name="Info 4"/>
    <meta:document-statistic meta:table-count="0" meta:image-count="0" meta:object-count="0" meta:page-count="13" meta:paragraph-count="354" meta:word-count="3552" meta:character-count="24956"/>
  </office:meta>
</office:document-meta>
</file>